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0fb7" officeooo:paragraph-rsid="00010f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 monsieur <text:database-display text:table-name="public.personne" text:table-type="table" text:column-name="nom" text:database-name="Nouvelle base de données">&lt;nom&gt;</text:database-display>, vous habitez à :<text:database-display text:table-name="public.personne" text:table-type="table" text:column-name="ville" text:database-name="Nouvelle base de données">&lt;ville&gt;</text:database-display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10T14:27:25.055936319</meta:creation-date>
    <dc:date>2015-04-10T14:40:18.019587775</dc:date>
    <dc:creator>oparihack </dc:creator>
    <meta:editing-duration>PT34S</meta:editing-duration>
    <meta:editing-cycles>1</meta:editing-cycles>
    <meta:document-statistic meta:table-count="0" meta:image-count="0" meta:object-count="0" meta:page-count="1" meta:paragraph-count="1" meta:word-count="7" meta:character-count="48" meta:non-whitespace-character-count="42"/>
    <meta:generator>LibreOffice/4.3.3.2$Linux_X86_64 LibreOffice_project/430m0$Build-2</meta:generator>
  </office:meta>
</office:document-meta>
</file>